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0827in"/>
    </style:style>
    <style:style style:name="co2" style:family="table-column">
      <style:table-column-properties fo:break-before="auto" style:column-width="0.889in"/>
    </style:style>
    <style:style style:name="co3" style:family="table-column">
      <style:table-column-properties fo:break-before="auto" style:column-width="0.6008in"/>
    </style:style>
    <style:style style:name="co4" style:family="table-column">
      <style:table-column-properties fo:break-before="auto" style:column-width="0.5in"/>
    </style:style>
    <style:style style:name="co5" style:family="table-column">
      <style:table-column-properties fo:break-before="auto" style:column-width="0.7291in"/>
    </style:style>
    <style:style style:name="co6" style:family="table-column">
      <style:table-column-properties fo:break-before="auto" style:column-width="0.6091in"/>
    </style:style>
    <style:style style:name="co7" style:family="table-column">
      <style:table-column-properties fo:break-before="auto" style:column-width="0.9925in"/>
    </style:style>
    <style:style style:name="co8" style:family="table-column">
      <style:table-column-properties fo:break-before="auto" style:column-width="1.439in"/>
    </style:style>
    <style:style style:name="ro1" style:family="table-row">
      <style:table-row-properties style:row-height="0.178in" fo:break-before="auto" style:use-optimal-row-height="false"/>
    </style:style>
    <style:style style:name="ro2" style:family="table-row">
      <style:table-row-properties style:row-height="0.3728in" fo:break-before="auto" style:use-optimal-row-height="false"/>
    </style:style>
    <style:style style:name="ro3"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style>
    <style:style style:name="ce2" style:family="table-cell" style:parent-style-name="Default">
      <style:table-cell-properties style:text-align-source="fix" style:repeat-content="false" fo:wrap-option="wrap"/>
      <style:paragraph-properties fo:text-align="start" fo:margin-left="0in"/>
    </style:style>
    <style:style style:name="ce3" style:family="table-cell" style:parent-style-name="Default">
      <style:table-cell-properties style:text-align-source="fix" style:repeat-content="false"/>
      <style:paragraph-properties fo:text-align="center" fo:margin-left="0in"/>
      <style:text-properties fo:font-size="8pt" style:font-size-asian="8pt" style:font-size-complex="8pt"/>
    </style:style>
    <style:style style:name="ce4"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5" style:family="table-cell" style:parent-style-name="Default">
      <style:table-cell-properties style:text-align-source="value-type" style:repeat-content="false"/>
      <style:paragraph-properties fo:margin-left="0in"/>
      <style:text-properties fo:font-weight="bold" style:font-weight-asian="bold" style:font-weight-complex="bold"/>
    </style:style>
    <style:style style:name="ce6" style:family="table-cell" style:parent-style-name="Default">
      <style:table-cell-properties fo:background-color="#ffff00" style:text-align-source="fix" style:repeat-content="false"/>
      <style:paragraph-properties fo:text-align="center" fo:margin-left="0in"/>
    </style:style>
    <style:style style:name="ce7" style:family="table-cell" style:parent-style-name="Default">
      <style:table-cell-properties fo:background-color="#ffff99" style:text-align-source="fix" style:repeat-content="false"/>
      <style:paragraph-properties fo:text-align="center" fo:margin-left="0in"/>
    </style:style>
    <style:style style:name="T1" style:family="text">
      <style:text-properties fo:font-weight="bold" style:font-weight-asian="bold" style:font-weight-complex="bold"/>
    </style:style>
  </office:automatic-styles>
  <office:body>
    <office:spreadsheet>
      <table:table table:name="Sheet1" table:style-name="ta1">
        <office:forms form:automatic-focus="false" form:apply-design-mode="false"/>
        <table:table-column table:style-name="co1" table:default-cell-style-name="ce1"/>
        <table:table-column table:style-name="co2" table:number-columns-repeated="2" table:default-cell-style-name="ce1"/>
        <table:table-column table:style-name="co3" table:default-cell-style-name="ce1"/>
        <table:table-column table:style-name="co4" table:number-columns-repeated="4" table:default-cell-style-name="ce1"/>
        <table:table-column table:style-name="co5" table:default-cell-style-name="ce1"/>
        <table:table-column table:style-name="co6" table:default-cell-style-name="ce1"/>
        <table:table-column table:style-name="co4" table:number-columns-repeated="19" table:default-cell-style-name="ce1"/>
        <table:table-column table:style-name="co7" table:default-cell-style-name="ce1"/>
        <table:table-column table:style-name="co8" table:default-cell-style-name="ce1"/>
        <table:table-column table:style-name="co2" table:number-columns-repeated="984" table:default-cell-style-name="ce1"/>
        <table:table-row table:style-name="ro1">
          <table:table-cell/>
          <table:table-cell office:value-type="float" office:value="27" calcext:value-type="float">
            <text:p>27</text:p>
          </table:table-cell>
          <table:table-cell office:value-type="float" office:value="26" calcext:value-type="float">
            <text:p>26</text:p>
          </table:table-cell>
          <table:table-cell office:value-type="float" office:value="25" calcext:value-type="float">
            <text:p>25</text:p>
          </table:table-cell>
          <table:table-cell office:value-type="float" office:value="24" calcext:value-type="float">
            <text:p>24</text:p>
          </table:table-cell>
          <table:table-cell office:value-type="float" office:value="23" calcext:value-type="float">
            <text:p>23</text:p>
          </table:table-cell>
          <table:table-cell office:value-type="float" office:value="22" calcext:value-type="float">
            <text:p>22</text:p>
          </table:table-cell>
          <table:table-cell office:value-type="float" office:value="21" calcext:value-type="float">
            <text:p>21</text:p>
          </table:table-cell>
          <table:table-cell office:value-type="float" office:value="20" calcext:value-type="float">
            <text:p>20</text:p>
          </table:table-cell>
          <table:table-cell office:value-type="float" office:value="19" calcext:value-type="float">
            <text:p>19</text:p>
          </table:table-cell>
          <table:table-cell office:value-type="float" office:value="18" calcext:value-type="float">
            <text:p>18</text:p>
          </table:table-cell>
          <table:table-cell office:value-type="float" office:value="17" calcext:value-type="float">
            <text:p>17</text:p>
          </table:table-cell>
          <table:table-cell office:value-type="float" office:value="16" calcext:value-type="float">
            <text:p>16</text:p>
          </table:table-cell>
          <table:table-cell office:value-type="float" office:value="15" calcext:value-type="float">
            <text:p>15</text:p>
          </table:table-cell>
          <table:table-cell office:value-type="float" office:value="14" calcext:value-type="float">
            <text:p>14</text:p>
          </table:table-cell>
          <table:table-cell office:value-type="float" office:value="13" calcext:value-type="float">
            <text:p>13</text:p>
          </table:table-cell>
          <table:table-cell office:value-type="float" office:value="12" calcext:value-type="float">
            <text:p>12</text:p>
          </table:table-cell>
          <table:table-cell office:value-type="float" office:value="11" calcext:value-type="float">
            <text:p>11</text:p>
          </table:table-cell>
          <table:table-cell office:value-type="float" office:value="10" calcext:value-type="float">
            <text:p>10</text:p>
          </table:table-cell>
          <table:table-cell office:value-type="float" office:value="9" calcext:value-type="float">
            <text:p>9</text:p>
          </table:table-cell>
          <table:table-cell office:value-type="float" office:value="8" calcext:value-type="float">
            <text:p>8</text:p>
          </table:table-cell>
          <table:table-cell office:value-type="float" office:value="7" calcext:value-type="float">
            <text:p>7</text:p>
          </table:table-cell>
          <table:table-cell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number-columns-repeated="4"/>
          <table:table-cell table:style-name="ce6"/>
          <table:table-cell table:number-columns-repeated="981"/>
        </table:table-row>
        <table:table-row table:style-name="ro2">
          <table:table-cell office:value-type="string" calcext:value-type="string">
            <text:p>MACRO STATE</text:p>
          </table:table-cell>
          <table:table-cell office:value-type="string" calcext:value-type="string">
            <text:p>IntAck</text:p>
          </table:table-cell>
          <table:table-cell office:value-type="string" calcext:value-type="string">
            <text:p>EnInt</text:p>
          </table:table-cell>
          <table:table-cell office:value-type="string" calcext:value-type="string">
            <text:p>LdEnInt</text:p>
          </table:table-cell>
          <table:table-cell table:style-name="ce3" office:value-type="string" calcext:value-type="string">
            <text:p>chkZ</text:p>
          </table:table-cell>
          <table:table-cell table:style-name="ce3" office:value-type="string" calcext:value-type="string">
            <text:p>OPTest</text:p>
          </table:table-cell>
          <table:table-cell table:style-name="ce3" office:value-type="string" calcext:value-type="string">
            <text:p>ALUHi</text:p>
          </table:table-cell>
          <table:table-cell table:style-name="ce3" office:value-type="string" calcext:value-type="string">
            <text:p>ALULo</text:p>
          </table:table-cell>
          <table:table-cell table:style-name="ce3" office:value-type="string" calcext:value-type="string">
            <text:p>RegSelHi</text:p>
          </table:table-cell>
          <table:table-cell table:style-name="ce3" office:value-type="string" calcext:value-type="string">
            <text:p>RegSelLo</text:p>
          </table:table-cell>
          <table:table-cell table:style-name="ce3" office:value-type="string" calcext:value-type="string">
            <text:p>WrMEM</text:p>
          </table:table-cell>
          <table:table-cell table:style-name="ce3" office:value-type="string" calcext:value-type="string">
            <text:p>WrREG</text:p>
          </table:table-cell>
          <table:table-cell table:style-name="ce3" office:value-type="string" calcext:value-type="string">
            <text:p>LdZ</text:p>
          </table:table-cell>
          <table:table-cell table:style-name="ce3" office:value-type="string" calcext:value-type="string">
            <text:p>LdB</text:p>
          </table:table-cell>
          <table:table-cell table:style-name="ce3" office:value-type="string" calcext:value-type="string">
            <text:p>LdA</text:p>
          </table:table-cell>
          <table:table-cell table:style-name="ce3" office:value-type="string" calcext:value-type="string">
            <text:p>LdMAR</text:p>
          </table:table-cell>
          <table:table-cell table:style-name="ce3" office:value-type="string" calcext:value-type="string">
            <text:p>LdIR</text:p>
          </table:table-cell>
          <table:table-cell table:style-name="ce3" office:value-type="string" calcext:value-type="string">
            <text:p>LdPC</text:p>
          </table:table-cell>
          <table:table-cell table:style-name="ce3" office:value-type="string" calcext:value-type="string">
            <text:p>DrOFF</text:p>
          </table:table-cell>
          <table:table-cell table:style-name="ce3" office:value-type="string" calcext:value-type="string">
            <text:p>DrPC</text:p>
          </table:table-cell>
          <table:table-cell table:style-name="ce3" office:value-type="string" calcext:value-type="string">
            <text:p>DrALU</text:p>
          </table:table-cell>
          <table:table-cell table:style-name="ce3" office:value-type="string" calcext:value-type="string">
            <text:p>DrMEM</text:p>
          </table:table-cell>
          <table:table-cell table:style-name="ce3" office:value-type="string" calcext:value-type="string">
            <text:p>DrREG</text:p>
          </table:table-cell>
          <table:table-cell table:style-name="ce3" office:value-type="string" calcext:value-type="string">
            <text:p>NS[5]</text:p>
          </table:table-cell>
          <table:table-cell table:style-name="ce3" office:value-type="string" calcext:value-type="string">
            <text:p>NS[4]</text:p>
          </table:table-cell>
          <table:table-cell table:style-name="ce3" office:value-type="string" calcext:value-type="string">
            <text:p>NS[3]</text:p>
          </table:table-cell>
          <table:table-cell table:style-name="ce3" office:value-type="string" calcext:value-type="string">
            <text:p>NS[2]</text:p>
          </table:table-cell>
          <table:table-cell table:style-name="ce3" office:value-type="string" calcext:value-type="string">
            <text:p>NS[1]</text:p>
          </table:table-cell>
          <table:table-cell table:style-name="ce3" office:value-type="string" calcext:value-type="string">
            <text:p>NS[0]</text:p>
          </table:table-cell>
          <table:table-cell office:value-type="string" calcext:value-type="string">
            <text:p>State Number</text:p>
          </table:table-cell>
          <table:table-cell office:value-type="string" calcext:value-type="string">
            <text:p>Next State (Decimal)</text:p>
          </table:table-cell>
          <table:table-cell office:value-type="string" calcext:value-type="string">
            <text:p>Start State</text:p>
          </table:table-cell>
          <table:table-cell/>
          <table:table-cell table:style-name="ce6" office:value-type="string" calcext:value-type="string">
            <text:p>Hex Value</text:p>
          </table:table-cell>
          <table:table-cell table:number-columns-repeated="981"/>
        </table:table-row>
        <table:table-row table:style-name="ro2">
          <table:table-cell office:value-type="string" calcext:value-type="string">
            <text:p>FETCH0</text:p>
          </table:table-cell>
          <table:table-cell table:number-columns-repeated="3" office:value-type="float" office:value="0" calcext:value-type="float">
            <text:p>0</text:p>
          </table:table-cell>
          <table:table-cell table:number-columns-repeated="2" table:style-name="ce3" office:value-type="float" office:value="1" calcext:value-type="float">
            <text:p>1</text:p>
          </table:table-cell>
          <table:table-cell table:number-columns-repeated="22" table:style-name="ce3" office:value-type="float" office:value="0" calcext:value-type="float">
            <text:p>0</text:p>
          </table:table-cell>
          <table:table-cell table:style-name="ce3" office:value-type="float" office:value="1" calcext:value-type="float">
            <text:p>1</text:p>
          </table:table-cell>
          <table:table-cell office:value-type="float" office:value="0" calcext:value-type="float">
            <text:p>0</text:p>
          </table:table-cell>
          <table:table-cell table:formula="of:=BIN2DEC(CONCATENATE([.X3];[.Y3];[.Z3];[.AA3];[.AB3];[.AC3]))" office:value-type="float" office:value="1" calcext:value-type="float">
            <text:p>1</text:p>
          </table:table-cell>
          <table:table-cell table:number-columns-repeated="2"/>
          <table:table-cell table:style-name="ce7" table:formula="of:= BIN2HEX(CONCATENATE([.B3];[.C3];[.D3];[.E3]) ;1) &amp; BIN2HEX(CONCATENATE([.F3];[.G3];[.H3];[.I3];[.J3];[.K3];[.L3];[.M3]) ;2) &amp;  BIN2HEX(CONCATENATE([.N3];[.O3];[.P3];[.Q3];[.R3];[.S3];[.T3];[.U3]) ;2) &amp; BIN2HEX(CONCATENATE([.V3];[.W3];[.X3];[.Y3];[.Z3];[.AA3];[.AB3];[.AC3]);2)" office:value-type="string" office:string-value="1800001" calcext:value-type="string">
            <text:p>1800001</text:p>
          </table:table-cell>
          <table:table-cell table:number-columns-repeated="981"/>
        </table:table-row>
        <table:table-row table:style-name="ro3">
          <table:table-cell office:value-type="string" calcext:value-type="string">
            <text:p>FETCH1</text:p>
          </table:table-cell>
          <table:table-cell table:number-columns-repeated="13" office:value-type="float" office:value="0" calcext:value-type="float">
            <text:p>0</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formula="of:=BIN2DEC(CONCATENATE([.X4];[.Y4];[.Z4];[.AA4];[.AB4];[.AC4]))" office:value-type="float" office:value="2" calcext:value-type="float">
            <text:p>2</text:p>
          </table:table-cell>
          <table:table-cell table:number-columns-repeated="2"/>
          <table:table-cell table:style-name="ce7" table:formula="of:= BIN2HEX(CONCATENATE([.B4];[.C4];[.D4];[.E4]) ;1) &amp; BIN2HEX(CONCATENATE([.F4];[.G4];[.H4];[.I4];[.J4];[.K4];[.L4];[.M4]) ;2) &amp;  BIN2HEX(CONCATENATE([.N4];[.O4];[.P4];[.Q4];[.R4];[.S4];[.T4];[.U4]) ;2) &amp; BIN2HEX(CONCATENATE([.V4];[.W4];[.X4];[.Y4];[.Z4];[.AA4];[.AB4];[.AC4]);2)" office:value-type="string" office:string-value="0006202" calcext:value-type="string">
            <text:p>0006202</text:p>
          </table:table-cell>
          <table:table-cell table:number-columns-repeated="981"/>
        </table:table-row>
        <table:table-row table:style-name="ro3">
          <table:table-cell office:value-type="string" calcext:value-type="string">
            <text:p>FETCH2</text:p>
          </table:table-cell>
          <table:table-cell table:number-columns-repeated="15"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table:number-columns-repeated="2" office:value-type="float" office:value="1" calcext:value-type="float">
            <text:p>1</text:p>
          </table:table-cell>
          <table:table-cell office:value-type="float" office:value="2" calcext:value-type="float">
            <text:p>2</text:p>
          </table:table-cell>
          <table:table-cell table:formula="of:=BIN2DEC(CONCATENATE([.X5];[.Y5];[.Z5];[.AA5];[.AB5];[.AC5]))" office:value-type="float" office:value="3" calcext:value-type="float">
            <text:p>3</text:p>
          </table:table-cell>
          <table:table-cell table:number-columns-repeated="2"/>
          <table:table-cell table:style-name="ce7" table:formula="of:= BIN2HEX(CONCATENATE([.B5];[.C5];[.D5];[.E5]) ;1) &amp; BIN2HEX(CONCATENATE([.F5];[.G5];[.H5];[.I5];[.J5];[.K5];[.L5];[.M5]) ;2) &amp;  BIN2HEX(CONCATENATE([.N5];[.O5];[.P5];[.Q5];[.R5];[.S5];[.T5];[.U5]) ;2) &amp; BIN2HEX(CONCATENATE([.V5];[.W5];[.X5];[.Y5];[.Z5];[.AA5];[.AB5];[.AC5]);2)" office:value-type="string" office:string-value="0001083" calcext:value-type="string">
            <text:p>0001083</text:p>
          </table:table-cell>
          <table:table-cell table:number-columns-repeated="981"/>
        </table:table-row>
        <table:table-row table:style-name="ro3">
          <table:table-cell office:value-type="string" calcext:value-type="string">
            <text:p>FETCH3</text:p>
          </table:table-cell>
          <table:table-cell table:number-columns-repeated="4" office:value-type="float" office:value="0" calcext:value-type="float">
            <text:p>0</text:p>
          </table:table-cell>
          <table:table-cell table:number-columns-repeated="3" office:value-type="float" office:value="1" calcext:value-type="float">
            <text:p>1</text:p>
          </table:table-cell>
          <table:table-cell table:number-columns-repeated="9"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3" calcext:value-type="float">
            <text:p>3</text:p>
          </table:table-cell>
          <table:table-cell table:formula="of:=BIN2DEC(CONCATENATE([.X6];[.Y6];[.Z6];[.AA6];[.AB6];[.AC6]))" office:value-type="float" office:value="0" calcext:value-type="float">
            <text:p>0</text:p>
          </table:table-cell>
          <table:table-cell table:number-columns-repeated="2"/>
          <table:table-cell table:style-name="ce7" table:formula="of:= BIN2HEX(CONCATENATE([.B6];[.C6];[.D6];[.E6]) ;1) &amp; BIN2HEX(CONCATENATE([.F6];[.G6];[.H6];[.I6];[.J6];[.K6];[.L6];[.M6]) ;2) &amp;  BIN2HEX(CONCATENATE([.N6];[.O6];[.P6];[.Q6];[.R6];[.S6];[.T6];[.U6]) ;2) &amp; BIN2HEX(CONCATENATE([.V6];[.W6];[.X6];[.Y6];[.Z6];[.AA6];[.AB6];[.AC6]);2)" office:value-type="string" office:string-value="0E00900" calcext:value-type="string">
            <text:p>0E00900</text:p>
          </table:table-cell>
          <table:table-cell table:number-columns-repeated="981"/>
        </table:table-row>
        <table:table-row table:style-name="ro3">
          <table:table-cell office:value-type="string" calcext:value-type="string">
            <text:p>FETCH(INT)4</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formula="of:=BIN2DEC(CONCATENATE([.X7];[.Y7];[.Z7];[.AA7];[.AB7];[.AC7]))" office:value-type="float" office:value="5" calcext:value-type="float">
            <text:p>5</text:p>
          </table:table-cell>
          <table:table-cell office:value-type="string" calcext:value-type="string">
            <text:p>OnINT</text:p>
          </table:table-cell>
          <table:table-cell/>
          <table:table-cell table:style-name="ce7" table:formula="of:= BIN2HEX(CONCATENATE([.B7];[.C7];[.D7];[.E7]) ;1) &amp; BIN2HEX(CONCATENATE([.F7];[.G7];[.H7];[.I7];[.J7];[.K7];[.L7];[.M7]) ;2) &amp;  BIN2HEX(CONCATENATE([.N7];[.O7];[.P7];[.Q7];[.R7];[.S7];[.T7];[.U7]) ;2) &amp; BIN2HEX(CONCATENATE([.V7];[.W7];[.X7];[.Y7];[.Z7];[.AA7];[.AB7];[.AC7]);2)" office:value-type="string" office:string-value="21A0205" calcext:value-type="string">
            <text:p>21A0205</text:p>
          </table:table-cell>
          <table:table-cell table:number-columns-repeated="981"/>
        </table:table-row>
        <table:table-row table:style-name="ro3">
          <table:table-cell office:value-type="string" calcext:value-type="string">
            <text:p>FETCH(INT)5</text:p>
          </table:table-cell>
          <table:table-cell office:value-type="float" office:value="1" calcext:value-type="float">
            <text:p>1</text:p>
          </table:table-cell>
          <table:table-cell table:number-columns-repeated="13" office:value-type="float" office:value="0" calcext:value-type="float">
            <text:p>0</text:p>
          </table:table-cell>
          <table:table-cell office:value-type="float" office:value="1" calcext:value-type="float">
            <text:p>1</text:p>
          </table:table-cell>
          <table:table-cell table:number-columns-repeated="10"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table:formula="of:=BIN2DEC(CONCATENATE([.X8];[.Y8];[.Z8];[.AA8];[.AB8];[.AC8]))" office:value-type="float" office:value="6" calcext:value-type="float">
            <text:p>6</text:p>
          </table:table-cell>
          <table:table-cell table:number-columns-repeated="2"/>
          <table:table-cell table:style-name="ce7" table:formula="of:= BIN2HEX(CONCATENATE([.B8];[.C8];[.D8];[.E8]) ;1) &amp; BIN2HEX(CONCATENATE([.F8];[.G8];[.H8];[.I8];[.J8];[.K8];[.L8];[.M8]) ;2) &amp;  BIN2HEX(CONCATENATE([.N8];[.O8];[.P8];[.Q8];[.R8];[.S8];[.T8];[.U8]) ;2) &amp; BIN2HEX(CONCATENATE([.V8];[.W8];[.X8];[.Y8];[.Z8];[.AA8];[.AB8];[.AC8]);2)" office:value-type="string" office:string-value="8002006" calcext:value-type="string">
            <text:p>8002006</text:p>
          </table:table-cell>
          <table:table-cell table:number-columns-repeated="981"/>
        </table:table-row>
        <table:table-row table:style-name="ro3">
          <table:table-cell office:value-type="string" calcext:value-type="string">
            <text:p>FETCH(INT)6</text:p>
          </table:table-cell>
          <table:table-cell table:number-columns-repeated="16"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3" office:value-type="float" office:value="1" calcext:value-type="float">
            <text:p>1</text:p>
          </table:table-cell>
          <table:table-cell office:value-type="float" office:value="6" calcext:value-type="float">
            <text:p>6</text:p>
          </table:table-cell>
          <table:table-cell table:formula="of:=BIN2DEC(CONCATENATE([.X9];[.Y9];[.Z9];[.AA9];[.AB9];[.AC9]))" office:value-type="float" office:value="7" calcext:value-type="float">
            <text:p>7</text:p>
          </table:table-cell>
          <table:table-cell table:number-columns-repeated="2"/>
          <table:table-cell table:style-name="ce7" table:formula="of:= BIN2HEX(CONCATENATE([.B9];[.C9];[.D9];[.E9]) ;1) &amp; BIN2HEX(CONCATENATE([.F9];[.G9];[.H9];[.I9];[.J9];[.K9];[.L9];[.M9]) ;2) &amp;  BIN2HEX(CONCATENATE([.N9];[.O9];[.P9];[.Q9];[.R9];[.S9];[.T9];[.U9]) ;2) &amp; BIN2HEX(CONCATENATE([.V9];[.W9];[.X9];[.Y9];[.Z9];[.AA9];[.AB9];[.AC9]);2)" office:value-type="string" office:string-value="0000887" calcext:value-type="string">
            <text:p>0000887</text:p>
          </table:table-cell>
          <table:table-cell table:number-columns-repeated="981"/>
        </table:table-row>
        <table:table-row table:style-name="ro3">
          <table:table-cell table:number-columns-repeated="33"/>
          <table:table-cell table:style-name="ce7"/>
          <table:table-cell table:number-columns-repeated="981"/>
        </table:table-row>
        <table:table-row table:style-name="ro3">
          <table:table-cell office:value-type="string" calcext:value-type="string">
            <text:p>ADD0</text:p>
          </table:table-cell>
          <table:table-cell table:number-columns-repeated="8"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7" calcext:value-type="float">
            <text:p>7</text:p>
          </table:table-cell>
          <table:table-cell table:formula="of:=BIN2DEC(CONCATENATE([.X11];[.Y11];[.Z11];[.AA11];[.AB11];[.AC11]))" office:value-type="float" office:value="8" calcext:value-type="float">
            <text:p>8</text:p>
          </table:table-cell>
          <table:table-cell office:value-type="string" calcext:value-type="string">
            <text:p>ADD</text:p>
          </table:table-cell>
          <table:table-cell/>
          <table:table-cell table:style-name="ce7" table:formula="of:= BIN2HEX(CONCATENATE([.B11];[.C11];[.D11];[.E11]) ;1) &amp; BIN2HEX(CONCATENATE([.F11];[.G11];[.H11];[.I11];[.J11];[.K11];[.L11];[.M11]) ;2) &amp;  BIN2HEX(CONCATENATE([.N11];[.O11];[.P11];[.Q11];[.R11];[.S11];[.T11];[.U11]) ;2) &amp; BIN2HEX(CONCATENATE([.V11];[.W11];[.X11];[.Y11];[.Z11];[.AA11];[.AB11];[.AC11]);2)" office:value-type="string" office:string-value="0084048" calcext:value-type="string">
            <text:p>0084048</text:p>
          </table:table-cell>
          <table:table-cell table:number-columns-repeated="981"/>
        </table:table-row>
        <table:table-row table:style-name="ro3">
          <table:table-cell office:value-type="string" calcext:value-type="string">
            <text:p>ADD1</text:p>
          </table:table-cell>
          <table:table-cell table:number-columns-repeated="7"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8" calcext:value-type="float">
            <text:p>8</text:p>
          </table:table-cell>
          <table:table-cell table:formula="of:=BIN2DEC(CONCATENATE([.X12];[.Y12];[.Z12];[.AA12];[.AB12];[.AC12]))" office:value-type="float" office:value="9" calcext:value-type="float">
            <text:p>9</text:p>
          </table:table-cell>
          <table:table-cell table:number-columns-repeated="2"/>
          <table:table-cell table:style-name="ce7" table:formula="of:= BIN2HEX(CONCATENATE([.B12];[.C12];[.D12];[.E12]) ;1) &amp; BIN2HEX(CONCATENATE([.F12];[.G12];[.H12];[.I12];[.J12];[.K12];[.L12];[.M12]) ;2) &amp;  BIN2HEX(CONCATENATE([.N12];[.O12];[.P12];[.Q12];[.R12];[.S12];[.T12];[.U12]) ;2) &amp; BIN2HEX(CONCATENATE([.V12];[.W12];[.X12];[.Y12];[.Z12];[.AA12];[.AB12];[.AC12]);2)" office:value-type="string" office:string-value="0108049" calcext:value-type="string">
            <text:p>0108049</text:p>
          </table:table-cell>
          <table:table-cell table:number-columns-repeated="981"/>
        </table:table-row>
        <table:table-row table:style-name="ro3">
          <table:table-cell office:value-type="string" calcext:value-type="string">
            <text:p>ADD2</text:p>
          </table:table-cell>
          <table:table-cell table:number-columns-repeated="10"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9" calcext:value-type="float">
            <text:p>9</text:p>
          </table:table-cell>
          <table:table-cell table:formula="of:=BIN2DEC(CONCATENATE([.X13];[.Y13];[.Z13];[.AA13];[.AB13];[.AC13]))" office:value-type="float" office:value="0" calcext:value-type="float">
            <text:p>0</text:p>
          </table:table-cell>
          <table:table-cell table:number-columns-repeated="2"/>
          <table:table-cell table:style-name="ce7" table:formula="of:= BIN2HEX(CONCATENATE([.B13];[.C13];[.D13];[.E13]) ;1) &amp; BIN2HEX(CONCATENATE([.F13];[.G13];[.H13];[.I13];[.J13];[.K13];[.L13];[.M13]) ;2) &amp;  BIN2HEX(CONCATENATE([.N13];[.O13];[.P13];[.Q13];[.R13];[.S13];[.T13];[.U13]) ;2) &amp; BIN2HEX(CONCATENATE([.V13];[.W13];[.X13];[.Y13];[.Z13];[.AA13];[.AB13];[.AC13]);2)" office:value-type="string" office:string-value="0020100" calcext:value-type="string">
            <text:p>0020100</text:p>
          </table:table-cell>
          <table:table-cell table:number-columns-repeated="981"/>
        </table:table-row>
        <table:table-row table:style-name="ro3">
          <table:table-cell table:number-columns-repeated="33"/>
          <table:table-cell table:style-name="ce7"/>
          <table:table-cell table:number-columns-repeated="981"/>
        </table:table-row>
        <table:table-row table:style-name="ro3">
          <table:table-cell office:value-type="string" calcext:value-type="string">
            <text:p>NAND0</text:p>
          </table:table-cell>
          <table:table-cell table:number-columns-repeated="8"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10" calcext:value-type="float">
            <text:p>10</text:p>
          </table:table-cell>
          <table:table-cell table:formula="of:=BIN2DEC(CONCATENATE([.X15];[.Y15];[.Z15];[.AA15];[.AB15];[.AC15]))" office:value-type="float" office:value="11" calcext:value-type="float">
            <text:p>11</text:p>
          </table:table-cell>
          <table:table-cell office:value-type="string" calcext:value-type="string">
            <text:p>NAND</text:p>
          </table:table-cell>
          <table:table-cell/>
          <table:table-cell table:style-name="ce7" table:formula="of:= BIN2HEX(CONCATENATE([.B15];[.C15];[.D15];[.E15]) ;1) &amp; BIN2HEX(CONCATENATE([.F15];[.G15];[.H15];[.I15];[.J15];[.K15];[.L15];[.M15]) ;2) &amp;  BIN2HEX(CONCATENATE([.N15];[.O15];[.P15];[.Q15];[.R15];[.S15];[.T15];[.U15]) ;2) &amp; BIN2HEX(CONCATENATE([.V15];[.W15];[.X15];[.Y15];[.Z15];[.AA15];[.AB15];[.AC15]);2)" office:value-type="string" office:string-value="008404B" calcext:value-type="string">
            <text:p>008404B</text:p>
          </table:table-cell>
          <table:table-cell table:number-columns-repeated="981"/>
        </table:table-row>
        <table:table-row table:style-name="ro3">
          <table:table-cell office:value-type="string" calcext:value-type="string">
            <text:p>NAND1</text:p>
          </table:table-cell>
          <table:table-cell table:number-columns-repeated="7"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1" calcext:value-type="float">
            <text:p>11</text:p>
          </table:table-cell>
          <table:table-cell table:formula="of:=BIN2DEC(CONCATENATE([.X16];[.Y16];[.Z16];[.AA16];[.AB16];[.AC16]))" office:value-type="float" office:value="12" calcext:value-type="float">
            <text:p>12</text:p>
          </table:table-cell>
          <table:table-cell table:number-columns-repeated="2"/>
          <table:table-cell table:style-name="ce7" table:formula="of:= BIN2HEX(CONCATENATE([.B16];[.C16];[.D16];[.E16]) ;1) &amp; BIN2HEX(CONCATENATE([.F16];[.G16];[.H16];[.I16];[.J16];[.K16];[.L16];[.M16]) ;2) &amp;  BIN2HEX(CONCATENATE([.N16];[.O16];[.P16];[.Q16];[.R16];[.S16];[.T16];[.U16]) ;2) &amp; BIN2HEX(CONCATENATE([.V16];[.W16];[.X16];[.Y16];[.Z16];[.AA16];[.AB16];[.AC16]);2)" office:value-type="string" office:string-value="010804C" calcext:value-type="string">
            <text:p>010804C</text:p>
          </table:table-cell>
          <table:table-cell table:number-columns-repeated="981"/>
        </table:table-row>
        <table:table-row table:style-name="ro3">
          <table:table-cell office:value-type="string" calcext:value-type="string">
            <text:p>NAND2</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12" calcext:value-type="float">
            <text:p>12</text:p>
          </table:table-cell>
          <table:table-cell table:formula="of:=BIN2DEC(CONCATENATE([.X17];[.Y17];[.Z17];[.AA17];[.AB17];[.AC17]))" office:value-type="float" office:value="0" calcext:value-type="float">
            <text:p>0</text:p>
          </table:table-cell>
          <table:table-cell table:number-columns-repeated="2"/>
          <table:table-cell table:style-name="ce7" table:formula="of:= BIN2HEX(CONCATENATE([.B17];[.C17];[.D17];[.E17]) ;1) &amp; BIN2HEX(CONCATENATE([.F17];[.G17];[.H17];[.I17];[.J17];[.K17];[.L17];[.M17]) ;2) &amp;  BIN2HEX(CONCATENATE([.N17];[.O17];[.P17];[.Q17];[.R17];[.S17];[.T17];[.U17]) ;2) &amp; BIN2HEX(CONCATENATE([.V17];[.W17];[.X17];[.Y17];[.Z17];[.AA17];[.AB17];[.AC17]);2)" office:value-type="string" office:string-value="0220100" calcext:value-type="string">
            <text:p>0220100</text:p>
          </table:table-cell>
          <table:table-cell table:number-columns-repeated="981"/>
        </table:table-row>
        <table:table-row table:style-name="ro3">
          <table:table-cell table:number-columns-repeated="33"/>
          <table:table-cell table:style-name="ce7"/>
          <table:table-cell table:number-columns-repeated="981"/>
        </table:table-row>
        <table:table-row table:style-name="ro3">
          <table:table-cell office:value-type="string" calcext:value-type="string">
            <text:p>ADDI0</text:p>
          </table:table-cell>
          <table:table-cell table:number-columns-repeated="8"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3" calcext:value-type="float">
            <text:p>13</text:p>
          </table:table-cell>
          <table:table-cell table:formula="of:=BIN2DEC(CONCATENATE([.X19];[.Y19];[.Z19];[.AA19];[.AB19];[.AC19]))" office:value-type="float" office:value="14" calcext:value-type="float">
            <text:p>14</text:p>
          </table:table-cell>
          <table:table-cell office:value-type="string" calcext:value-type="string">
            <text:p>ADDI</text:p>
          </table:table-cell>
          <table:table-cell/>
          <table:table-cell table:style-name="ce7" table:formula="of:= BIN2HEX(CONCATENATE([.B19];[.C19];[.D19];[.E19]) ;1) &amp; BIN2HEX(CONCATENATE([.F19];[.G19];[.H19];[.I19];[.J19];[.K19];[.L19];[.M19]) ;2) &amp;  BIN2HEX(CONCATENATE([.N19];[.O19];[.P19];[.Q19];[.R19];[.S19];[.T19];[.U19]) ;2) &amp; BIN2HEX(CONCATENATE([.V19];[.W19];[.X19];[.Y19];[.Z19];[.AA19];[.AB19];[.AC19]);2)" office:value-type="string" office:string-value="008404E" calcext:value-type="string">
            <text:p>008404E</text:p>
          </table:table-cell>
          <table:table-cell table:number-columns-repeated="981"/>
        </table:table-row>
        <table:table-row table:style-name="ro3">
          <table:table-cell office:value-type="string" calcext:value-type="string">
            <text:p>ADDI1</text:p>
          </table:table-cell>
          <table:table-cell table:number-columns-repeated="12"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table:number-columns-repeated="4" office:value-type="float" office:value="1" calcext:value-type="float">
            <text:p>1</text:p>
          </table:table-cell>
          <table:table-cell office:value-type="float" office:value="14" calcext:value-type="float">
            <text:p>14</text:p>
          </table:table-cell>
          <table:table-cell table:formula="of:=BIN2DEC(CONCATENATE([.X20];[.Y20];[.Z20];[.AA20];[.AB20];[.AC20]))" office:value-type="float" office:value="15" calcext:value-type="float">
            <text:p>15</text:p>
          </table:table-cell>
          <table:table-cell table:number-columns-repeated="2"/>
          <table:table-cell table:style-name="ce7" table:formula="of:= BIN2HEX(CONCATENATE([.B20];[.C20];[.D20];[.E20]) ;1) &amp; BIN2HEX(CONCATENATE([.F20];[.G20];[.H20];[.I20];[.J20];[.K20];[.L20];[.M20]) ;2) &amp;  BIN2HEX(CONCATENATE([.N20];[.O20];[.P20];[.Q20];[.R20];[.S20];[.T20];[.U20]) ;2) &amp; BIN2HEX(CONCATENATE([.V20];[.W20];[.X20];[.Y20];[.Z20];[.AA20];[.AB20];[.AC20]);2)" office:value-type="string" office:string-value="000840F" calcext:value-type="string">
            <text:p>000840F</text:p>
          </table:table-cell>
          <table:table-cell table:number-columns-repeated="981"/>
        </table:table-row>
        <table:table-row table:style-name="ro3">
          <table:table-cell office:value-type="string" calcext:value-type="string">
            <text:p>ADDI2</text:p>
          </table:table-cell>
          <table:table-cell table:number-columns-repeated="10"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15" calcext:value-type="float">
            <text:p>15</text:p>
          </table:table-cell>
          <table:table-cell table:formula="of:=BIN2DEC(CONCATENATE([.X21];[.Y21];[.Z21];[.AA21];[.AB21];[.AC21]))" office:value-type="float" office:value="0" calcext:value-type="float">
            <text:p>0</text:p>
          </table:table-cell>
          <table:table-cell table:number-columns-repeated="2"/>
          <table:table-cell table:style-name="ce7" table:formula="of:= BIN2HEX(CONCATENATE([.B21];[.C21];[.D21];[.E21]) ;1) &amp; BIN2HEX(CONCATENATE([.F21];[.G21];[.H21];[.I21];[.J21];[.K21];[.L21];[.M21]) ;2) &amp;  BIN2HEX(CONCATENATE([.N21];[.O21];[.P21];[.Q21];[.R21];[.S21];[.T21];[.U21]) ;2) &amp; BIN2HEX(CONCATENATE([.V21];[.W21];[.X21];[.Y21];[.Z21];[.AA21];[.AB21];[.AC21]);2)" office:value-type="string" office:string-value="0020100" calcext:value-type="string">
            <text:p>0020100</text:p>
          </table:table-cell>
          <table:table-cell table:number-columns-repeated="981"/>
        </table:table-row>
        <table:table-row table:style-name="ro3">
          <table:table-cell table:number-columns-repeated="33"/>
          <table:table-cell table:style-name="ce7"/>
          <table:table-cell table:number-columns-repeated="981"/>
        </table:table-row>
        <table:table-row table:style-name="ro3">
          <table:table-cell office:value-type="string" calcext:value-type="string">
            <text:p>LW0</text:p>
          </table:table-cell>
          <table:table-cell table:number-columns-repeated="8"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16" calcext:value-type="float">
            <text:p>16</text:p>
          </table:table-cell>
          <table:table-cell table:formula="of:=BIN2DEC(CONCATENATE([.X23];[.Y23];[.Z23];[.AA23];[.AB23];[.AC23]))" office:value-type="float" office:value="17" calcext:value-type="float">
            <text:p>17</text:p>
          </table:table-cell>
          <table:table-cell office:value-type="string" calcext:value-type="string">
            <text:p>LW</text:p>
          </table:table-cell>
          <table:table-cell/>
          <table:table-cell table:style-name="ce7" table:formula="of:= BIN2HEX(CONCATENATE([.B23];[.C23];[.D23];[.E23]) ;1) &amp; BIN2HEX(CONCATENATE([.F23];[.G23];[.H23];[.I23];[.J23];[.K23];[.L23];[.M23]) ;2) &amp;  BIN2HEX(CONCATENATE([.N23];[.O23];[.P23];[.Q23];[.R23];[.S23];[.T23];[.U23]) ;2) &amp; BIN2HEX(CONCATENATE([.V23];[.W23];[.X23];[.Y23];[.Z23];[.AA23];[.AB23];[.AC23]);2)" office:value-type="string" office:string-value="0084051" calcext:value-type="string">
            <text:p>0084051</text:p>
          </table:table-cell>
          <table:table-cell table:number-columns-repeated="981"/>
        </table:table-row>
        <table:table-row table:style-name="ro3">
          <table:table-cell office:value-type="string" calcext:value-type="string">
            <text:p>LW1</text:p>
          </table:table-cell>
          <table:table-cell table:number-columns-repeated="12"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7" calcext:value-type="float">
            <text:p>17</text:p>
          </table:table-cell>
          <table:table-cell table:formula="of:=BIN2DEC(CONCATENATE([.X24];[.Y24];[.Z24];[.AA24];[.AB24];[.AC24]))" office:value-type="float" office:value="18" calcext:value-type="float">
            <text:p>18</text:p>
          </table:table-cell>
          <table:table-cell table:number-columns-repeated="2"/>
          <table:table-cell table:style-name="ce7" table:formula="of:= BIN2HEX(CONCATENATE([.B24];[.C24];[.D24];[.E24]) ;1) &amp; BIN2HEX(CONCATENATE([.F24];[.G24];[.H24];[.I24];[.J24];[.K24];[.L24];[.M24]) ;2) &amp;  BIN2HEX(CONCATENATE([.N24];[.O24];[.P24];[.Q24];[.R24];[.S24];[.T24];[.U24]) ;2) &amp; BIN2HEX(CONCATENATE([.V24];[.W24];[.X24];[.Y24];[.Z24];[.AA24];[.AB24];[.AC24]);2)" office:value-type="string" office:string-value="0008412" calcext:value-type="string">
            <text:p>0008412</text:p>
          </table:table-cell>
          <table:table-cell table:number-columns-repeated="981"/>
        </table:table-row>
        <table:table-row table:style-name="ro3">
          <table:table-cell office:value-type="string" calcext:value-type="string">
            <text:p>LW2</text:p>
          </table:table-cell>
          <table:table-cell table:number-columns-repeated="14"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18" calcext:value-type="float">
            <text:p>18</text:p>
          </table:table-cell>
          <table:table-cell table:formula="of:=BIN2DEC(CONCATENATE([.X25];[.Y25];[.Z25];[.AA25];[.AB25];[.AC25]))" office:value-type="float" office:value="19" calcext:value-type="float">
            <text:p>19</text:p>
          </table:table-cell>
          <table:table-cell table:number-columns-repeated="2"/>
          <table:table-cell table:style-name="ce7" table:formula="of:= BIN2HEX(CONCATENATE([.B25];[.C25];[.D25];[.E25]) ;1) &amp; BIN2HEX(CONCATENATE([.F25];[.G25];[.H25];[.I25];[.J25];[.K25];[.L25];[.M25]) ;2) &amp;  BIN2HEX(CONCATENATE([.N25];[.O25];[.P25];[.Q25];[.R25];[.S25];[.T25];[.U25]) ;2) &amp; BIN2HEX(CONCATENATE([.V25];[.W25];[.X25];[.Y25];[.Z25];[.AA25];[.AB25];[.AC25]);2)" office:value-type="string" office:string-value="0002113" calcext:value-type="string">
            <text:p>0002113</text:p>
          </table:table-cell>
          <table:table-cell table:number-columns-repeated="981"/>
        </table:table-row>
        <table:table-row table:style-name="ro3">
          <table:table-cell office:value-type="string" calcext:value-type="string">
            <text:p>LW3</text:p>
          </table:table-cell>
          <table:table-cell table:number-columns-repeated="10" office:value-type="float" office:value="0" calcext:value-type="float">
            <text:p>0</text:p>
          </table:table-cell>
          <table:table-cell office:value-type="float" office:value="1" calcext:value-type="float">
            <text:p>1</text:p>
          </table:table-cell>
          <table:table-cell table:number-columns-repeated="9"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office:value-type="float" office:value="19" calcext:value-type="float">
            <text:p>19</text:p>
          </table:table-cell>
          <table:table-cell table:formula="of:=BIN2DEC(CONCATENATE([.X26];[.Y26];[.Z26];[.AA26];[.AB26];[.AC26]))" office:value-type="float" office:value="0" calcext:value-type="float">
            <text:p>0</text:p>
          </table:table-cell>
          <table:table-cell table:number-columns-repeated="2"/>
          <table:table-cell table:style-name="ce7" table:formula="of:= BIN2HEX(CONCATENATE([.B26];[.C26];[.D26];[.E26]) ;1) &amp; BIN2HEX(CONCATENATE([.F26];[.G26];[.H26];[.I26];[.J26];[.K26];[.L26];[.M26]) ;2) &amp;  BIN2HEX(CONCATENATE([.N26];[.O26];[.P26];[.Q26];[.R26];[.S26];[.T26];[.U26]) ;2) &amp; BIN2HEX(CONCATENATE([.V26];[.W26];[.X26];[.Y26];[.Z26];[.AA26];[.AB26];[.AC26]);2)" office:value-type="string" office:string-value="0020080" calcext:value-type="string">
            <text:p>0020080</text:p>
          </table:table-cell>
          <table:table-cell table:number-columns-repeated="981"/>
        </table:table-row>
        <table:table-row table:style-name="ro3">
          <table:table-cell table:number-columns-repeated="33"/>
          <table:table-cell table:style-name="ce7"/>
          <table:table-cell table:number-columns-repeated="981"/>
        </table:table-row>
        <table:table-row table:style-name="ro3">
          <table:table-cell office:value-type="string" calcext:value-type="string">
            <text:p>SW0</text:p>
          </table:table-cell>
          <table:table-cell table:number-columns-repeated="8"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20" calcext:value-type="float">
            <text:p>20</text:p>
          </table:table-cell>
          <table:table-cell table:formula="of:=BIN2DEC(CONCATENATE([.X28];[.Y28];[.Z28];[.AA28];[.AB28];[.AC28]))" office:value-type="float" office:value="21" calcext:value-type="float">
            <text:p>21</text:p>
          </table:table-cell>
          <table:table-cell office:value-type="string" calcext:value-type="string">
            <text:p>SW</text:p>
          </table:table-cell>
          <table:table-cell/>
          <table:table-cell table:style-name="ce7" table:formula="of:= BIN2HEX(CONCATENATE([.B28];[.C28];[.D28];[.E28]) ;1) &amp; BIN2HEX(CONCATENATE([.F28];[.G28];[.H28];[.I28];[.J28];[.K28];[.L28];[.M28]) ;2) &amp;  BIN2HEX(CONCATENATE([.N28];[.O28];[.P28];[.Q28];[.R28];[.S28];[.T28];[.U28]) ;2) &amp; BIN2HEX(CONCATENATE([.V28];[.W28];[.X28];[.Y28];[.Z28];[.AA28];[.AB28];[.AC28]);2)" office:value-type="string" office:string-value="0084055" calcext:value-type="string">
            <text:p>0084055</text:p>
          </table:table-cell>
          <table:table-cell table:number-columns-repeated="981"/>
        </table:table-row>
        <table:table-row table:style-name="ro3">
          <table:table-cell office:value-type="string" calcext:value-type="string">
            <text:p>SW1</text:p>
          </table:table-cell>
          <table:table-cell table:number-columns-repeated="12"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1" calcext:value-type="float">
            <text:p>21</text:p>
          </table:table-cell>
          <table:table-cell table:formula="of:=BIN2DEC(CONCATENATE([.X29];[.Y29];[.Z29];[.AA29];[.AB29];[.AC29]))" office:value-type="float" office:value="22" calcext:value-type="float">
            <text:p>22</text:p>
          </table:table-cell>
          <table:table-cell table:number-columns-repeated="2"/>
          <table:table-cell table:style-name="ce7" table:formula="of:= BIN2HEX(CONCATENATE([.B29];[.C29];[.D29];[.E29]) ;1) &amp; BIN2HEX(CONCATENATE([.F29];[.G29];[.H29];[.I29];[.J29];[.K29];[.L29];[.M29]) ;2) &amp;  BIN2HEX(CONCATENATE([.N29];[.O29];[.P29];[.Q29];[.R29];[.S29];[.T29];[.U29]) ;2) &amp; BIN2HEX(CONCATENATE([.V29];[.W29];[.X29];[.Y29];[.Z29];[.AA29];[.AB29];[.AC29]);2)" office:value-type="string" office:string-value="0008416" calcext:value-type="string">
            <text:p>0008416</text:p>
          </table:table-cell>
          <table:table-cell table:number-columns-repeated="981"/>
        </table:table-row>
        <table:table-row table:style-name="ro3">
          <table:table-cell office:value-type="string" calcext:value-type="string">
            <text:p>SW2</text:p>
          </table:table-cell>
          <table:table-cell table:number-columns-repeated="14"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22" calcext:value-type="float">
            <text:p>22</text:p>
          </table:table-cell>
          <table:table-cell table:formula="of:=BIN2DEC(CONCATENATE([.X30];[.Y30];[.Z30];[.AA30];[.AB30];[.AC30]))" office:value-type="float" office:value="23" calcext:value-type="float">
            <text:p>23</text:p>
          </table:table-cell>
          <table:table-cell table:number-columns-repeated="2"/>
          <table:table-cell table:style-name="ce7" table:formula="of:= BIN2HEX(CONCATENATE([.B30];[.C30];[.D30];[.E30]) ;1) &amp; BIN2HEX(CONCATENATE([.F30];[.G30];[.H30];[.I30];[.J30];[.K30];[.L30];[.M30]) ;2) &amp;  BIN2HEX(CONCATENATE([.N30];[.O30];[.P30];[.Q30];[.R30];[.S30];[.T30];[.U30]) ;2) &amp; BIN2HEX(CONCATENATE([.V30];[.W30];[.X30];[.Y30];[.Z30];[.AA30];[.AB30];[.AC30]);2)" office:value-type="string" office:string-value="0002117" calcext:value-type="string">
            <text:p>0002117</text:p>
          </table:table-cell>
          <table:table-cell table:number-columns-repeated="981"/>
        </table:table-row>
        <table:table-row table:style-name="ro3">
          <table:table-cell office:value-type="string" calcext:value-type="string">
            <text:p>SW3</text:p>
          </table:table-cell>
          <table:table-cell table:number-columns-repeated="9" office:value-type="float" office:value="0" calcext:value-type="float">
            <text:p>0</text:p>
          </table:table-cell>
          <table:table-cell office:value-type="float" office:value="1" calcext:value-type="float">
            <text:p>1</text:p>
          </table:table-cell>
          <table:table-cell table:number-columns-repeated="11"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23" calcext:value-type="float">
            <text:p>23</text:p>
          </table:table-cell>
          <table:table-cell table:formula="of:=BIN2DEC(CONCATENATE([.X31];[.Y31];[.Z31];[.AA31];[.AB31];[.AC31]))" office:value-type="float" office:value="0" calcext:value-type="float">
            <text:p>0</text:p>
          </table:table-cell>
          <table:table-cell table:number-columns-repeated="2"/>
          <table:table-cell table:style-name="ce7" table:formula="of:= BIN2HEX(CONCATENATE([.B31];[.C31];[.D31];[.E31]) ;1) &amp; BIN2HEX(CONCATENATE([.F31];[.G31];[.H31];[.I31];[.J31];[.K31];[.L31];[.M31]) ;2) &amp;  BIN2HEX(CONCATENATE([.N31];[.O31];[.P31];[.Q31];[.R31];[.S31];[.T31];[.U31]) ;2) &amp; BIN2HEX(CONCATENATE([.V31];[.W31];[.X31];[.Y31];[.Z31];[.AA31];[.AB31];[.AC31]);2)" office:value-type="string" office:string-value="0040040" calcext:value-type="string">
            <text:p>0040040</text:p>
          </table:table-cell>
          <table:table-cell table:number-columns-repeated="981"/>
        </table:table-row>
        <table:table-row table:style-name="ro3">
          <table:table-cell table:number-columns-repeated="33"/>
          <table:table-cell table:style-name="ce7"/>
          <table:table-cell table:number-columns-repeated="981"/>
        </table:table-row>
        <table:table-row table:style-name="ro3">
          <table:table-cell office:value-type="string" calcext:value-type="string">
            <text:p>BEQ0</text:p>
          </table:table-cell>
          <table:table-cell table:number-columns-repeated="13"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24" calcext:value-type="float">
            <text:p>24</text:p>
          </table:table-cell>
          <table:table-cell table:formula="of:=BIN2DEC(CONCATENATE([.X33];[.Y33];[.Z33];[.AA33];[.AB33];[.AC33]))" office:value-type="float" office:value="25" calcext:value-type="float">
            <text:p>25</text:p>
          </table:table-cell>
          <table:table-cell office:value-type="string" calcext:value-type="string">
            <text:p>BEQ</text:p>
          </table:table-cell>
          <table:table-cell/>
          <table:table-cell table:style-name="ce7" table:formula="of:= BIN2HEX(CONCATENATE([.B33];[.C33];[.D33];[.E33]) ;1) &amp; BIN2HEX(CONCATENATE([.F33];[.G33];[.H33];[.I33];[.J33];[.K33];[.L33];[.M33]) ;2) &amp;  BIN2HEX(CONCATENATE([.N33];[.O33];[.P33];[.Q33];[.R33];[.S33];[.T33];[.U33]) ;2) &amp; BIN2HEX(CONCATENATE([.V33];[.W33];[.X33];[.Y33];[.Z33];[.AA33];[.AB33];[.AC33]);2)" office:value-type="string" office:string-value="0004059" calcext:value-type="string">
            <text:p>0004059</text:p>
          </table:table-cell>
          <table:table-cell table:number-columns-repeated="981"/>
        </table:table-row>
        <table:table-row table:style-name="ro3">
          <table:table-cell office:value-type="string" calcext:value-type="string">
            <text:p>BEQ1</text:p>
          </table:table-cell>
          <table:table-cell table:number-columns-repeated="8"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5" calcext:value-type="float">
            <text:p>25</text:p>
          </table:table-cell>
          <table:table-cell table:formula="of:=BIN2DEC(CONCATENATE([.X34];[.Y34];[.Z34];[.AA34];[.AB34];[.AC34]))" office:value-type="float" office:value="26" calcext:value-type="float">
            <text:p>26</text:p>
          </table:table-cell>
          <table:table-cell table:number-columns-repeated="2"/>
          <table:table-cell table:style-name="ce7" table:formula="of:= BIN2HEX(CONCATENATE([.B34];[.C34];[.D34];[.E34]) ;1) &amp; BIN2HEX(CONCATENATE([.F34];[.G34];[.H34];[.I34];[.J34];[.K34];[.L34];[.M34]) ;2) &amp;  BIN2HEX(CONCATENATE([.N34];[.O34];[.P34];[.Q34];[.R34];[.S34];[.T34];[.U34]) ;2) &amp; BIN2HEX(CONCATENATE([.V34];[.W34];[.X34];[.Y34];[.Z34];[.AA34];[.AB34];[.AC34]);2)" office:value-type="string" office:string-value="008805A" calcext:value-type="string">
            <text:p>008805A</text:p>
          </table:table-cell>
          <table:table-cell table:number-columns-repeated="981"/>
        </table:table-row>
        <table:table-row table:style-name="ro3">
          <table:table-cell office:value-type="string" calcext:value-type="string">
            <text:p>BEQ2</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26" calcext:value-type="float">
            <text:p>26</text:p>
          </table:table-cell>
          <table:table-cell table:formula="of:=BIN2DEC(CONCATENATE([.X35];[.Y35];[.Z35];[.AA35];[.AB35];[.AC35]))" office:value-type="float" office:value="27" calcext:value-type="float">
            <text:p>27</text:p>
          </table:table-cell>
          <table:table-cell table:number-columns-repeated="2"/>
          <table:table-cell table:style-name="ce7" table:formula="of:= BIN2HEX(CONCATENATE([.B35];[.C35];[.D35];[.E35]) ;1) &amp; BIN2HEX(CONCATENATE([.F35];[.G35];[.H35];[.I35];[.J35];[.K35];[.L35];[.M35]) ;2) &amp;  BIN2HEX(CONCATENATE([.N35];[.O35];[.P35];[.Q35];[.R35];[.S35];[.T35];[.U35]) ;2) &amp; BIN2HEX(CONCATENATE([.V35];[.W35];[.X35];[.Y35];[.Z35];[.AA35];[.AB35];[.AC35]);2)" office:value-type="string" office:string-value="041011B" calcext:value-type="string">
            <text:p>041011B</text:p>
          </table:table-cell>
          <table:table-cell table:number-columns-repeated="981"/>
        </table:table-row>
        <table:table-row table:style-name="ro3">
          <table:table-cell office:value-type="string" calcext:value-type="string">
            <text:p>BEQ3</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4" office:value-type="float" office:value="0" calcext:value-type="float">
            <text:p>0</text:p>
          </table:table-cell>
          <table:table-cell office:value-type="float" office:value="27" calcext:value-type="float">
            <text:p>27</text:p>
          </table:table-cell>
          <table:table-cell table:formula="of:=BIN2DEC(CONCATENATE([.X36];[.Y36];[.Z36];[.AA36];[.AB36];[.AC36]))" office:value-type="float" office:value="0" calcext:value-type="float">
            <text:p>0</text:p>
          </table:table-cell>
          <table:table-cell table:number-columns-repeated="2"/>
          <table:table-cell table:style-name="ce7" table:formula="of:= BIN2HEX(CONCATENATE([.B36];[.C36];[.D36];[.E36]) ;1) &amp; BIN2HEX(CONCATENATE([.F36];[.G36];[.H36];[.I36];[.J36];[.K36];[.L36];[.M36]) ;2) &amp;  BIN2HEX(CONCATENATE([.N36];[.O36];[.P36];[.Q36];[.R36];[.S36];[.T36];[.U36]) ;2) &amp; BIN2HEX(CONCATENATE([.V36];[.W36];[.X36];[.Y36];[.Z36];[.AA36];[.AB36];[.AC36]);2)" office:value-type="string" office:string-value="1000000" calcext:value-type="string">
            <text:p>1000000</text:p>
          </table:table-cell>
          <table:table-cell table:number-columns-repeated="981"/>
        </table:table-row>
        <table:table-row table:style-name="ro3">
          <table:table-cell office:value-type="string" calcext:value-type="string">
            <text:p>BEQ4</text:p>
          </table:table-cell>
          <table:table-cell table:number-columns-repeated="13"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28" calcext:value-type="float">
            <text:p>28</text:p>
          </table:table-cell>
          <table:table-cell table:formula="of:=BIN2DEC(CONCATENATE([.X37];[.Y37];[.Z37];[.AA37];[.AB37];[.AC37]))" office:value-type="float" office:value="29" calcext:value-type="float">
            <text:p>29</text:p>
          </table:table-cell>
          <table:table-cell office:value-type="string" calcext:value-type="string">
            <text:p>OnZ</text:p>
          </table:table-cell>
          <table:table-cell/>
          <table:table-cell table:style-name="ce7" table:formula="of:= BIN2HEX(CONCATENATE([.B37];[.C37];[.D37];[.E37]) ;1) &amp; BIN2HEX(CONCATENATE([.F37];[.G37];[.H37];[.I37];[.J37];[.K37];[.L37];[.M37]) ;2) &amp;  BIN2HEX(CONCATENATE([.N37];[.O37];[.P37];[.Q37];[.R37];[.S37];[.T37];[.U37]) ;2) &amp; BIN2HEX(CONCATENATE([.V37];[.W37];[.X37];[.Y37];[.Z37];[.AA37];[.AB37];[.AC37]);2)" office:value-type="string" office:string-value="000421D" calcext:value-type="string">
            <text:p>000421D</text:p>
          </table:table-cell>
          <table:table-cell table:number-columns-repeated="981"/>
        </table:table-row>
        <table:table-row table:style-name="ro3">
          <table:table-cell office:value-type="string" calcext:value-type="string">
            <text:p>BEQ5</text:p>
          </table:table-cell>
          <table:table-cell table:number-columns-repeated="12"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table:number-columns-repeated="4" office:value-type="float" office:value="1" calcext:value-type="float">
            <text:p>1</text:p>
          </table:table-cell>
          <table:table-cell office:value-type="float" office:value="0" calcext:value-type="float">
            <text:p>0</text:p>
          </table:table-cell>
          <table:table-cell office:value-type="float" office:value="29" calcext:value-type="float">
            <text:p>29</text:p>
          </table:table-cell>
          <table:table-cell table:formula="of:=BIN2DEC(CONCATENATE([.X38];[.Y38];[.Z38];[.AA38];[.AB38];[.AC38]))" office:value-type="float" office:value="30" calcext:value-type="float">
            <text:p>30</text:p>
          </table:table-cell>
          <table:table-cell table:number-columns-repeated="2"/>
          <table:table-cell table:style-name="ce7" table:formula="of:= BIN2HEX(CONCATENATE([.B38];[.C38];[.D38];[.E38]) ;1) &amp; BIN2HEX(CONCATENATE([.F38];[.G38];[.H38];[.I38];[.J38];[.K38];[.L38];[.M38]) ;2) &amp;  BIN2HEX(CONCATENATE([.N38];[.O38];[.P38];[.Q38];[.R38];[.S38];[.T38];[.U38]) ;2) &amp; BIN2HEX(CONCATENATE([.V38];[.W38];[.X38];[.Y38];[.Z38];[.AA38];[.AB38];[.AC38]);2)" office:value-type="string" office:string-value="000841E" calcext:value-type="string">
            <text:p>000841E</text:p>
          </table:table-cell>
          <table:table-cell table:number-columns-repeated="981"/>
        </table:table-row>
        <table:table-row table:style-name="ro3">
          <table:table-cell office:value-type="string" calcext:value-type="string">
            <text:p>BEQ6</text:p>
          </table:table-cell>
          <table:table-cell table:number-columns-repeated="16"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30" calcext:value-type="float">
            <text:p>30</text:p>
          </table:table-cell>
          <table:table-cell table:formula="of:=BIN2DEC(CONCATENATE([.X39];[.Y39];[.Z39];[.AA39];[.AB39];[.AC39]))" office:value-type="float" office:value="0" calcext:value-type="float">
            <text:p>0</text:p>
          </table:table-cell>
          <table:table-cell table:number-columns-repeated="2"/>
          <table:table-cell table:style-name="ce7" table:formula="of:= BIN2HEX(CONCATENATE([.B39];[.C39];[.D39];[.E39]) ;1) &amp; BIN2HEX(CONCATENATE([.F39];[.G39];[.H39];[.I39];[.J39];[.K39];[.L39];[.M39]) ;2) &amp;  BIN2HEX(CONCATENATE([.N39];[.O39];[.P39];[.Q39];[.R39];[.S39];[.T39];[.U39]) ;2) &amp; BIN2HEX(CONCATENATE([.V39];[.W39];[.X39];[.Y39];[.Z39];[.AA39];[.AB39];[.AC39]);2)" office:value-type="string" office:string-value="0000900" calcext:value-type="string">
            <text:p>0000900</text:p>
          </table:table-cell>
          <table:table-cell table:number-columns-repeated="981"/>
        </table:table-row>
        <table:table-row table:style-name="ro3">
          <table:table-cell table:number-columns-repeated="33"/>
          <table:table-cell table:style-name="ce7"/>
          <table:table-cell table:number-columns-repeated="981"/>
        </table:table-row>
        <table:table-row table:style-name="ro3">
          <table:table-cell office:value-type="string" calcext:value-type="string">
            <text:p>JALR1</text:p>
          </table:table-cell>
          <table:table-cell table:number-columns-repeated="8"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31" calcext:value-type="float">
            <text:p>31</text:p>
          </table:table-cell>
          <table:table-cell table:formula="of:=BIN2DEC(CONCATENATE([.X41];[.Y41];[.Z41];[.AA41];[.AB41];[.AC41]))" office:value-type="float" office:value="32" calcext:value-type="float">
            <text:p>32</text:p>
          </table:table-cell>
          <table:table-cell office:value-type="string" calcext:value-type="string">
            <text:p>JALR</text:p>
          </table:table-cell>
          <table:table-cell/>
          <table:table-cell table:style-name="ce7" table:formula="of:= BIN2HEX(CONCATENATE([.B41];[.C41];[.D41];[.E41]) ;1) &amp; BIN2HEX(CONCATENATE([.F41];[.G41];[.H41];[.I41];[.J41];[.K41];[.L41];[.M41]) ;2) &amp;  BIN2HEX(CONCATENATE([.N41];[.O41];[.P41];[.Q41];[.R41];[.S41];[.T41];[.U41]) ;2) &amp; BIN2HEX(CONCATENATE([.V41];[.W41];[.X41];[.Y41];[.Z41];[.AA41];[.AB41];[.AC41]);2)" office:value-type="string" office:string-value="00A0220" calcext:value-type="string">
            <text:p>00A0220</text:p>
          </table:table-cell>
          <table:table-cell table:number-columns-repeated="981"/>
        </table:table-row>
        <table:table-row table:style-name="ro3">
          <table:table-cell office:value-type="string" calcext:value-type="string">
            <text:p>JALR2</text:p>
          </table:table-cell>
          <table:table-cell table:number-columns-repeated="16"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32" calcext:value-type="float">
            <text:p>32</text:p>
          </table:table-cell>
          <table:table-cell table:formula="of:=BIN2DEC(CONCATENATE([.X42];[.Y42];[.Z42];[.AA42];[.AB42];[.AC42]))" office:value-type="float" office:value="0" calcext:value-type="float">
            <text:p>0</text:p>
          </table:table-cell>
          <table:table-cell table:number-columns-repeated="2"/>
          <table:table-cell table:style-name="ce7" table:formula="of:= BIN2HEX(CONCATENATE([.B42];[.C42];[.D42];[.E42]) ;1) &amp; BIN2HEX(CONCATENATE([.F42];[.G42];[.H42];[.I42];[.J42];[.K42];[.L42];[.M42]) ;2) &amp;  BIN2HEX(CONCATENATE([.N42];[.O42];[.P42];[.Q42];[.R42];[.S42];[.T42];[.U42]) ;2) &amp; BIN2HEX(CONCATENATE([.V42];[.W42];[.X42];[.Y42];[.Z42];[.AA42];[.AB42];[.AC42]);2)" office:value-type="string" office:string-value="0000840" calcext:value-type="string">
            <text:p>0000840</text:p>
          </table:table-cell>
          <table:table-cell table:number-columns-repeated="981"/>
        </table:table-row>
        <table:table-row table:style-name="ro3">
          <table:table-cell table:number-columns-repeated="33"/>
          <table:table-cell table:style-name="ce7"/>
          <table:table-cell table:number-columns-repeated="981"/>
        </table:table-row>
        <table:table-row table:style-name="ro3">
          <table:table-cell office:value-type="string" calcext:value-type="string">
            <text:p>EI</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5" office:value-type="float" office:value="0" calcext:value-type="float">
            <text:p>0</text:p>
          </table:table-cell>
          <table:table-cell office:value-type="float" office:value="33" calcext:value-type="float">
            <text:p>33</text:p>
          </table:table-cell>
          <table:table-cell table:formula="of:=BIN2DEC(CONCATENATE([.X44];[.Y44];[.Z44];[.AA44];[.AB44];[.AC44]))" office:value-type="float" office:value="0" calcext:value-type="float">
            <text:p>0</text:p>
          </table:table-cell>
          <table:table-cell office:value-type="string" calcext:value-type="string">
            <text:p>EI</text:p>
          </table:table-cell>
          <table:table-cell/>
          <table:table-cell table:style-name="ce7" table:formula="of:= BIN2HEX(CONCATENATE([.B44];[.C44];[.D44];[.E44]) ;1) &amp; BIN2HEX(CONCATENATE([.F44];[.G44];[.H44];[.I44];[.J44];[.K44];[.L44];[.M44]) ;2) &amp;  BIN2HEX(CONCATENATE([.N44];[.O44];[.P44];[.Q44];[.R44];[.S44];[.T44];[.U44]) ;2) &amp; BIN2HEX(CONCATENATE([.V44];[.W44];[.X44];[.Y44];[.Z44];[.AA44];[.AB44];[.AC44]);2)" office:value-type="string" office:string-value="6000000" calcext:value-type="string">
            <text:p>6000000</text:p>
          </table:table-cell>
          <table:table-cell table:number-columns-repeated="981"/>
        </table:table-row>
        <table:table-row table:style-name="ro3">
          <table:table-cell table:number-columns-repeated="33"/>
          <table:table-cell table:style-name="ce7"/>
          <table:table-cell table:number-columns-repeated="981"/>
        </table:table-row>
        <table:table-row table:style-name="ro3">
          <table:table-cell office:value-type="string" calcext:value-type="string">
            <text:p>DI</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5" office:value-type="float" office:value="0" calcext:value-type="float">
            <text:p>0</text:p>
          </table:table-cell>
          <table:table-cell office:value-type="float" office:value="34" calcext:value-type="float">
            <text:p>34</text:p>
          </table:table-cell>
          <table:table-cell table:formula="of:=BIN2DEC(CONCATENATE([.X46];[.Y46];[.Z46];[.AA46];[.AB46];[.AC46]))" office:value-type="float" office:value="0" calcext:value-type="float">
            <text:p>0</text:p>
          </table:table-cell>
          <table:table-cell office:value-type="string" calcext:value-type="string">
            <text:p>DI</text:p>
          </table:table-cell>
          <table:table-cell/>
          <table:table-cell table:style-name="ce7" table:formula="of:= BIN2HEX(CONCATENATE([.B46];[.C46];[.D46];[.E46]) ;1) &amp; BIN2HEX(CONCATENATE([.F46];[.G46];[.H46];[.I46];[.J46];[.K46];[.L46];[.M46]) ;2) &amp;  BIN2HEX(CONCATENATE([.N46];[.O46];[.P46];[.Q46];[.R46];[.S46];[.T46];[.U46]) ;2) &amp; BIN2HEX(CONCATENATE([.V46];[.W46];[.X46];[.Y46];[.Z46];[.AA46];[.AB46];[.AC46]);2)" office:value-type="string" office:string-value="2000000" calcext:value-type="string">
            <text:p>2000000</text:p>
          </table:table-cell>
          <table:table-cell table:number-columns-repeated="981"/>
        </table:table-row>
        <table:table-row table:style-name="ro3">
          <table:table-cell table:number-columns-repeated="33"/>
          <table:table-cell table:style-name="ce7"/>
          <table:table-cell table:number-columns-repeated="981"/>
        </table:table-row>
        <table:table-row table:style-name="ro3">
          <table:table-cell office:value-type="string" calcext:value-type="string">
            <text:p>RETI</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4" office:value-type="float" office:value="0" calcext:value-type="float">
            <text:p>0</text:p>
          </table:table-cell>
          <table:table-cell table:number-columns-repeated="2" office:value-type="float" office:value="1" calcext:value-type="float">
            <text:p>1</text:p>
          </table:table-cell>
          <table:table-cell table:number-columns-repeated="7"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table:style-name="Default"/>
          <table:table-cell table:number-columns-repeated="6" office:value-type="float" office:value="0" calcext:value-type="float">
            <text:p>0</text:p>
          </table:table-cell>
          <table:table-cell office:value-type="float" office:value="35" calcext:value-type="float">
            <text:p>35</text:p>
          </table:table-cell>
          <table:table-cell table:formula="of:=BIN2DEC(CONCATENATE([.X48];[.Y48];[.Z48];[.AA48];[.AB48];[.AC48]))" office:value-type="float" office:value="0" calcext:value-type="float">
            <text:p>0</text:p>
          </table:table-cell>
          <table:table-cell office:value-type="string" calcext:value-type="string">
            <text:p>RETI</text:p>
          </table:table-cell>
          <table:table-cell/>
          <table:table-cell table:style-name="ce7" table:formula="of:= BIN2HEX(CONCATENATE([.B48];[.C48];[.D48];[.E48]) ;1) &amp; BIN2HEX(CONCATENATE([.F48];[.G48];[.H48];[.I48];[.J48];[.K48];[.L48];[.M48]) ;2) &amp;  BIN2HEX(CONCATENATE([.N48];[.O48];[.P48];[.Q48];[.R48];[.S48];[.T48];[.U48]) ;2) &amp; BIN2HEX(CONCATENATE([.V48];[.W48];[.X48];[.Y48];[.Z48];[.AA48];[.AB48];[.AC48]);2)" office:value-type="string" office:string-value="6180800" calcext:value-type="string">
            <text:p>6180800</text:p>
          </table:table-cell>
          <table:table-cell table:number-columns-repeated="981"/>
        </table:table-row>
        <table:table-row table:style-name="ro3">
          <table:table-cell table:number-columns-repeated="33"/>
          <table:table-cell table:style-name="ce7"/>
          <table:table-cell table:number-columns-repeated="981"/>
        </table:table-row>
        <table:table-row table:style-name="ro3">
          <table:table-cell office:value-type="string" calcext:value-type="string">
            <text:p>HALT</text:p>
          </table:table-cell>
          <table:table-cell table:number-columns-repeated="2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36" calcext:value-type="float">
            <text:p>36</text:p>
          </table:table-cell>
          <table:table-cell table:formula="of:=BIN2DEC(CONCATENATE([.X50];[.Y50];[.Z50];[.AA50];[.AB50];[.AC50]))" office:value-type="float" office:value="36" calcext:value-type="float">
            <text:p>36</text:p>
          </table:table-cell>
          <table:table-cell office:value-type="string" calcext:value-type="string">
            <text:p>HALT</text:p>
          </table:table-cell>
          <table:table-cell/>
          <table:table-cell table:style-name="ce7" table:formula="of:= BIN2HEX(CONCATENATE([.B50];[.C50];[.D50];[.E50]) ;1) &amp; BIN2HEX(CONCATENATE([.F50];[.G50];[.H50];[.I50];[.J50];[.K50];[.L50];[.M50]) ;2) &amp;  BIN2HEX(CONCATENATE([.N50];[.O50];[.P50];[.Q50];[.R50];[.S50];[.T50];[.U50]) ;2) &amp; BIN2HEX(CONCATENATE([.V50];[.W50];[.X50];[.Y50];[.Z50];[.AA50];[.AB50];[.AC50]);2)" office:value-type="string" office:string-value="0000024" calcext:value-type="string">
            <text:p>0000024</text:p>
          </table:table-cell>
          <table:table-cell table:number-columns-repeated="981"/>
        </table:table-row>
        <table:table-row table:style-name="ro3" table:number-rows-repeated="8">
          <table:table-cell table:number-columns-repeated="1015"/>
        </table:table-row>
        <table:table-row table:style-name="ro3">
          <table:table-cell table:style-name="ce2" office:value-type="string" calcext:value-type="string" table:number-columns-spanned="15" table:number-rows-spanned="4">
            <text:p><text:span text:style-name="T1">Some Hints:</text:span> Add the necessary control signals to the left of the existing once. Carefully look at the formula provided in the yellow hex value column. We Suggest modifying that formula after adding additional signals and states in order to generate the final microcode</text:p>
          </table:table-cell>
          <table:covered-table-cell table:number-columns-repeated="3" table:style-name="ce2"/>
          <table:covered-table-cell table:number-columns-repeated="11"/>
          <table:table-cell table:number-columns-repeated="8"/>
          <table:table-cell table:style-name="ce4" office:value-type="string" calcext:value-type="string" table:number-columns-spanned="5" table:number-rows-spanned="1">
            <text:p>Z ROM</text:p>
          </table:table-cell>
          <table:covered-table-cell table:number-columns-repeated="4"/>
          <table:table-cell table:number-columns-repeated="2"/>
          <table:table-cell table:style-name="ce5"/>
          <table:table-cell table:style-name="ce5" office:value-type="string" calcext:value-type="string" table:number-columns-spanned="2" table:number-rows-spanned="1">
            <text:p>Sequencer ROM</text:p>
          </table:table-cell>
          <table:covered-table-cell table:style-name="ce5"/>
          <table:table-cell table:number-columns-repeated="982"/>
        </table:table-row>
        <table:table-row table:style-name="ro3">
          <table:covered-table-cell table:number-columns-repeated="15"/>
          <table:table-cell table:number-columns-repeated="8"/>
          <table:table-cell office:value-type="string" calcext:value-type="string">
            <text:p>Address</text:p>
          </table:table-cell>
          <table:table-cell office:value-type="string" calcext:value-type="string">
            <text:p>Value</text:p>
          </table:table-cell>
          <table:table-cell office:value-type="string" calcext:value-type="string" table:number-columns-spanned="3" table:number-rows-spanned="1">
            <text:p>Comment</text:p>
          </table:table-cell>
          <table:covered-table-cell table:number-columns-repeated="2"/>
          <table:table-cell table:number-columns-repeated="2"/>
          <table:table-cell table:style-name="ce4" office:value-type="string" calcext:value-type="string">
            <text:p>Operation</text:p>
          </table:table-cell>
          <table:table-cell table:style-name="ce4" office:value-type="string" calcext:value-type="string">
            <text:p>OPCode</text:p>
          </table:table-cell>
          <table:table-cell table:style-name="ce4" office:value-type="string" calcext:value-type="string">
            <text:p>Value</text:p>
          </table:table-cell>
          <table:table-cell table:number-columns-repeated="982"/>
        </table:table-row>
        <table:table-row table:style-name="ro3">
          <table:covered-table-cell table:number-columns-repeated="15"/>
          <table:table-cell table:number-columns-repeated="8"/>
          <table:table-cell office:value-type="string" calcext:value-type="string">
            <text:p>0x0</text:p>
          </table:table-cell>
          <table:table-cell office:value-type="float" office:value="0" calcext:value-type="float">
            <text:p>0</text:p>
          </table:table-cell>
          <table:table-cell office:value-type="string" calcext:value-type="string" table:number-columns-spanned="3" table:number-rows-spanned="1">
            <text:p>Branch Not taken</text:p>
          </table:table-cell>
          <table:covered-table-cell table:number-columns-repeated="2"/>
          <table:table-cell table:number-columns-repeated="2"/>
          <table:table-cell office:value-type="string" calcext:value-type="string">
            <text:p>ADD</text:p>
          </table:table-cell>
          <table:table-cell office:value-type="string" calcext:value-type="string">
            <text:p>0x0</text:p>
          </table:table-cell>
          <table:table-cell office:value-type="float" office:value="4" calcext:value-type="float">
            <text:p>4</text:p>
          </table:table-cell>
          <table:table-cell table:number-columns-repeated="982"/>
        </table:table-row>
        <table:table-row table:style-name="ro3">
          <table:covered-table-cell table:number-columns-repeated="15"/>
          <table:table-cell table:number-columns-repeated="8"/>
          <table:table-cell office:value-type="string" calcext:value-type="string">
            <text:p>0x1</text:p>
          </table:table-cell>
          <table:table-cell office:value-type="float" office:value="18" calcext:value-type="float">
            <text:p>18</text:p>
          </table:table-cell>
          <table:table-cell office:value-type="string" calcext:value-type="string" table:number-columns-spanned="3" table:number-rows-spanned="1">
            <text:p>Branch Taken</text:p>
          </table:table-cell>
          <table:covered-table-cell table:number-columns-repeated="2"/>
          <table:table-cell table:number-columns-repeated="2"/>
          <table:table-cell office:value-type="string" calcext:value-type="string">
            <text:p>NAND</text:p>
          </table:table-cell>
          <table:table-cell office:value-type="string" calcext:value-type="string">
            <text:p>0x1</text:p>
          </table:table-cell>
          <table:table-cell office:value-type="float" office:value="7" calcext:value-type="float">
            <text:p>7</text:p>
          </table:table-cell>
          <table:table-cell table:number-columns-repeated="982"/>
        </table:table-row>
        <table:table-row table:style-name="ro3">
          <table:table-cell table:number-columns-repeated="30"/>
          <table:table-cell office:value-type="string" calcext:value-type="string">
            <text:p>ADDI</text:p>
          </table:table-cell>
          <table:table-cell office:value-type="string" calcext:value-type="string">
            <text:p>0x2</text:p>
          </table:table-cell>
          <table:table-cell office:value-type="string" calcext:value-type="string">
            <text:p>A</text:p>
          </table:table-cell>
          <table:table-cell table:number-columns-repeated="982"/>
        </table:table-row>
        <table:table-row table:style-name="ro3">
          <table:table-cell table:number-columns-repeated="30"/>
          <table:table-cell office:value-type="string" calcext:value-type="string">
            <text:p>LW</text:p>
          </table:table-cell>
          <table:table-cell office:value-type="string" calcext:value-type="string">
            <text:p>0x3</text:p>
          </table:table-cell>
          <table:table-cell office:value-type="string" calcext:value-type="string">
            <text:p>D</text:p>
          </table:table-cell>
          <table:table-cell table:number-columns-repeated="982"/>
        </table:table-row>
        <table:table-row table:style-name="ro3">
          <table:table-cell table:number-columns-repeated="30"/>
          <table:table-cell office:value-type="string" calcext:value-type="string">
            <text:p>SW</text:p>
          </table:table-cell>
          <table:table-cell office:value-type="string" calcext:value-type="string">
            <text:p>0x4</text:p>
          </table:table-cell>
          <table:table-cell office:value-type="float" office:value="11" calcext:value-type="float">
            <text:p>11</text:p>
          </table:table-cell>
          <table:table-cell table:number-columns-repeated="982"/>
        </table:table-row>
        <table:table-row table:style-name="ro3">
          <table:table-cell table:number-columns-repeated="30"/>
          <table:table-cell office:value-type="string" calcext:value-type="string">
            <text:p>BEQ</text:p>
          </table:table-cell>
          <table:table-cell office:value-type="string" calcext:value-type="string">
            <text:p>0x5</text:p>
          </table:table-cell>
          <table:table-cell office:value-type="float" office:value="15" calcext:value-type="float">
            <text:p>15</text:p>
          </table:table-cell>
          <table:table-cell table:number-columns-repeated="982"/>
        </table:table-row>
        <table:table-row table:style-name="ro3">
          <table:table-cell table:number-columns-repeated="30"/>
          <table:table-cell office:value-type="string" calcext:value-type="string">
            <text:p>JALR</text:p>
          </table:table-cell>
          <table:table-cell office:value-type="string" calcext:value-type="string">
            <text:p>0x6</text:p>
          </table:table-cell>
          <table:table-cell office:value-type="string" calcext:value-type="string">
            <text:p>1C</text:p>
          </table:table-cell>
          <table:table-cell table:number-columns-repeated="982"/>
        </table:table-row>
        <table:table-row table:style-name="ro3">
          <table:table-cell table:number-columns-repeated="30"/>
          <table:table-cell office:value-type="string" calcext:value-type="string">
            <text:p>HALT</text:p>
          </table:table-cell>
          <table:table-cell office:value-type="string" calcext:value-type="string">
            <text:p>0x7</text:p>
          </table:table-cell>
          <table:table-cell office:value-type="string" calcext:value-type="string">
            <text:p>???</text:p>
          </table:table-cell>
          <table:table-cell table:number-columns-repeated="982"/>
        </table:table-row>
        <table:table-row table:style-name="ro3" table:number-rows-repeated="3">
          <table:table-cell table:number-columns-repeated="1015"/>
        </table:table-row>
        <table:table-row table:style-name="ro3">
          <table:table-cell table:number-columns-repeated="30"/>
          <table:table-cell table:style-name="ce2" office:value-type="string" calcext:value-type="string" table:number-columns-spanned="3" table:number-rows-spanned="2">
            <text:p><text:span text:style-name="T1">Note:</text:span> The OpCode is the same as the address in the sequencer ROM</text:p>
          </table:table-cell>
          <table:covered-table-cell table:number-columns-repeated="2"/>
          <table:table-cell table:number-columns-repeated="982"/>
        </table:table-row>
        <table:table-row table:style-name="ro3">
          <table:table-cell table:number-columns-repeated="30"/>
          <table:covered-table-cell table:number-columns-repeated="3"/>
          <table:table-cell table:number-columns-repeated="982"/>
        </table:table-row>
        <table:table-row table:style-name="ro3" table:number-rows-repeated="1048502">
          <table:table-cell table:number-columns-repeated="1015"/>
        </table:table-row>
        <table:table-row table:style-name="ro3">
          <table:table-cell table:number-columns-repeated="1015"/>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08">00/00/0000</text:date>, <text:time style:data-style-name="N2" text:time-value="10:52:35.34861093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4T17:42:30.240439698</meta:creation-date>
    <dc:date>2016-06-08T22:30:51.203631756</dc:date>
    <meta:editing-duration>P1DT8H32M39S</meta:editing-duration>
    <meta:editing-cycles>14</meta:editing-cycles>
    <meta:generator>LibreOffice/4.2.8.2$Linux_X86_64 LibreOffice_project/420m0$Build-2</meta:generator>
    <meta:document-statistic meta:table-count="1" meta:cell-count="1297" meta:object-count="0"/>
  </office:meta>
</office:document-meta>
</file>